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91cm" fo:min-width="1.91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449cm" fo:min-width="3.9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8" style:family="graphic" style:parent-style-name="standard">
      <style:graphic-properties draw:textarea-horizontal-align="justify" draw:textarea-vertical-align="middle" draw:auto-grow-height="false" fo:min-height="4.858cm" fo:min-width="3.9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1" style:family="graphic" style:parent-style-name="standard">
      <style:graphic-properties draw:textarea-horizontal-align="justify" draw:textarea-vertical-align="middle" draw:auto-grow-height="false" fo:min-height="4.654cm" fo:min-width="3.995cm"/>
    </style:style>
    <style:style style:name="gr12" style:family="graphic" style:parent-style-name="standard">
      <style:graphic-properties draw:textarea-horizontal-align="justify" draw:textarea-vertical-align="middle" draw:auto-grow-height="false" fo:min-height="3.632cm" fo:min-width="3.791cm"/>
    </style:style>
    <style:style style:name="pr1" style:family="presentation" style:parent-style-name="Focus1-title">
      <style:graphic-properties draw:auto-grow-height="true" fo:min-height="12.925cm"/>
    </style:style>
    <style:style style:name="pr2" style:family="presentation" style:parent-style-name="Focus1-notes">
      <style:graphic-properties draw:fill-color="#ffffff" draw:auto-grow-height="true" fo:min-height="12.572cm"/>
    </style:style>
    <style:style style:name="pr3" style:family="presentation" style:parent-style-name="Focus2-title">
      <style:graphic-properties draw:auto-grow-height="true" fo:min-height="3.506cm"/>
    </style:style>
    <style:style style:name="pr4" style:family="presentation" style:parent-style-name="Focus2-notes">
      <style:graphic-properties draw:fill-color="#ffffff" draw:auto-grow-height="true" fo:min-height="12.572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1" style:family="paragraph">
      <style:text-properties style:font-name="Open Sans" fo:font-size="66pt" style:font-size-asian="66pt" style:font-size-complex="6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Open Sans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12.14cm" svg:height="12.925cm" svg:x="7.912cm" svg:y="3.839cm" presentation:class="title" presentation:user-transformed="true">
          <draw:text-box>
            <text:p text:style-name="P1"><text:span text:style-name="T1">Voting System 2018 For SBC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.837cm" presentation:class="title" presentation:user-transformed="true">
          <draw:text-box>
            <text:p>Class Hierarchy</text:p>
          </draw:text-box>
        </draw:frame>
        <draw:custom-shape draw:style-name="gr2" draw:text-style-name="P3" xml:id="id1" draw:id="id1" draw:layer="layout" svg:width="4.826cm" svg:height="4.318cm" svg:x="8.128cm" svg:y="3.556cm">
          <text:p text:style-name="P3">Per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" draw:id="id2" draw:layer="layout" svg:width="4.826cm" svg:height="4.318cm" svg:x="3.81cm" svg:y="8.128cm">
          <text:p text:style-name="P3">Vo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" draw:id="id3" draw:layer="layout" svg:width="4.826cm" svg:height="4.318cm" svg:x="13.462cm" svg:y="8.128cm">
          <text:p text:style-name="P3">Candid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4" draw:id="id4" draw:layer="layout" svg:width="4.826cm" svg:height="4.318cm" svg:x="7.62cm" svg:y="14.224cm">
          <text:p text:style-name="P3">BI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" draw:id="id5" draw:layer="layout" svg:width="4.826cm" svg:height="4.318cm" svg:x="13.462cm" svg:y="14.224cm">
          <text:p text:style-name="P3">SE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6" draw:id="id6" draw:layer="layout" svg:width="4.826cm" svg:height="4.318cm" svg:x="19.25cm" svg:y="14.224cm">
          <text:p text:style-name="P3">ETC..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8.128cm" svg:y1="5.715cm" svg:x2="6.223cm" svg:y2="8.128cm" draw:start-shape="id1" draw:start-glue-point="5" draw:end-shape="id2" draw:end-glue-point="4" svg:d="M8128 5715h-1905v2413" svg:viewBox="0 0 1906 2414">
          <text:p/>
        </draw:connector>
        <draw:connector draw:style-name="gr3" draw:text-style-name="P3" draw:layer="layout" svg:x1="12.954cm" svg:y1="5.715cm" svg:x2="15.875cm" svg:y2="8.128cm" draw:start-shape="id1" draw:start-glue-point="7" draw:end-shape="id3" draw:end-glue-point="4" svg:d="M12954 5715h2921v2413" svg:viewBox="0 0 2922 2414">
          <text:p/>
        </draw:connector>
        <draw:connector draw:style-name="gr3" draw:text-style-name="P3" draw:layer="layout" svg:x1="13.462cm" svg:y1="10.287cm" svg:x2="10.033cm" svg:y2="14.224cm" draw:start-shape="id3" draw:start-glue-point="5" draw:end-shape="id4" draw:end-glue-point="4" svg:d="M13462 10287h-3429v3937" svg:viewBox="0 0 3430 3938">
          <text:p/>
        </draw:connector>
        <draw:connector draw:style-name="gr3" draw:text-style-name="P3" draw:layer="layout" svg:x1="15.875cm" svg:y1="12.446cm" svg:x2="15.875cm" svg:y2="14.224cm" draw:start-shape="id3" draw:start-glue-point="6" draw:end-shape="id5" draw:end-glue-point="4" svg:d="M15875 12446v1778" svg:viewBox="0 0 1 1779">
          <text:p/>
        </draw:connector>
        <draw:connector draw:style-name="gr3" draw:text-style-name="P3" draw:layer="layout" svg:x1="18.288cm" svg:y1="10.287cm" svg:x2="21.663cm" svg:y2="14.224cm" draw:start-shape="id3" draw:start-glue-point="7" draw:end-shape="id6" draw:end-glue-point="4" svg:d="M18288 10287h3375v3937" svg:viewBox="0 0 3376 3938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custom-shape draw:style-name="gr4" draw:text-style-name="P3" xml:id="id9" draw:id="id9" draw:layer="layout" svg:width="5.588cm" svg:height="5.842cm" svg:x="10.668cm" svg:y="0.25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5" draw:text-style-name="P4" draw:layer="layout" svg:width="3.556cm" svg:height="0.988cm" svg:x="11.684cm" svg:y="0.254cm">
          <draw:text-box>
            <text:p>Person</text:p>
          </draw:text-box>
        </draw:frame>
        <draw:frame draw:style-name="gr6" draw:text-style-name="P4" draw:layer="layout" svg:width="3.556cm" svg:height="1.725cm" svg:x="11.684cm" svg:y="1.577cm">
          <draw:text-box>
            <text:p>Database Instance</text:p>
          </draw:text-box>
        </draw:frame>
        <draw:frame draw:style-name="gr7" draw:text-style-name="P4" draw:layer="layout" svg:width="4.064cm" svg:height="1.725cm" svg:x="11.684cm" svg:y="3.609cm">
          <draw:text-box>
            <text:p>GetDetails (Abstract)</text:p>
          </draw:text-box>
        </draw:frame>
        <draw:custom-shape draw:style-name="gr8" draw:text-style-name="P3" xml:id="id10" draw:id="id10" draw:layer="layout" svg:width="5.588cm" svg:height="6.35cm" svg:x="5.842cm" svg:y="6.60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4" draw:layer="layout" svg:width="3.81cm" svg:height="0.988cm" svg:x="7.112cm" svg:y="6.858cm">
          <draw:text-box>
            <text:p>Voter</text:p>
          </draw:text-box>
        </draw:frame>
        <draw:frame draw:style-name="gr10" draw:text-style-name="P4" draw:layer="layout" svg:width="4.064cm" svg:height="1.778cm" svg:x="7.112cm" svg:y="8.128cm">
          <draw:text-box>
            <text:p>GetDetails (Override)</text:p>
          </draw:text-box>
        </draw:frame>
        <draw:frame draw:style-name="gr9" draw:text-style-name="P4" draw:layer="layout" svg:width="3.556cm" svg:height="1.725cm" svg:x="7.366cm" svg:y="10.668cm">
          <draw:text-box>
            <text:p>Getter &amp; Setters</text:p>
          </draw:text-box>
        </draw:frame>
        <draw:custom-shape draw:style-name="gr11" draw:text-style-name="P3" xml:id="id7" draw:id="id7" draw:layer="layout" svg:width="5.588cm" svg:height="6.096cm" svg:x="15.748cm" svg:y="6.60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4" draw:layer="layout" svg:width="4.064cm" svg:height="0.988cm" svg:x="17.018cm" svg:y="6.858cm">
          <draw:text-box>
            <text:p>Candidate</text:p>
          </draw:text-box>
        </draw:frame>
        <draw:frame draw:style-name="gr9" draw:text-style-name="P4" draw:layer="layout" svg:width="4.064cm" svg:height="0.988cm" svg:x="17.018cm" svg:y="8.017cm">
          <draw:text-box>
            <text:p>VoteFor</text:p>
          </draw:text-box>
        </draw:frame>
        <draw:frame draw:style-name="gr10" draw:text-style-name="P4" draw:layer="layout" svg:width="4.064cm" svg:height="1.778cm" svg:x="17.018cm" svg:y="9.144cm">
          <draw:text-box>
            <text:p>GetDetails (Override)</text:p>
          </draw:text-box>
        </draw:frame>
        <draw:frame draw:style-name="gr9" draw:text-style-name="P4" draw:layer="layout" svg:width="3.556cm" svg:height="1.725cm" svg:x="17.018cm" svg:y="10.975cm">
          <draw:text-box>
            <text:p>Getter &amp; Setters</text:p>
          </draw:text-box>
        </draw:frame>
        <draw:custom-shape draw:style-name="gr12" draw:text-style-name="P3" draw:layer="layout" svg:width="5.334cm" svg:height="4.826cm" svg:x="11.938cm" svg:y="14.4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4" xml:id="id8" draw:id="id8" draw:layer="layout" svg:width="4.064cm" svg:height="0.988cm" svg:x="13.208cm" svg:y="14.506cm">
          <draw:text-box>
            <text:p>BITS</text:p>
          </draw:text-box>
        </draw:frame>
        <draw:frame draw:style-name="gr6" draw:text-style-name="P4" draw:layer="layout" svg:width="4.318cm" svg:height="1.725cm" svg:x="12.954cm" svg:y="15.547cm">
          <draw:text-box>
            <text:p>VoteFor (Override)</text:p>
          </draw:text-box>
        </draw:frame>
        <draw:connector draw:style-name="gr3" draw:text-style-name="P3" draw:layer="layout" svg:x1="18.542cm" svg:y1="12.7cm" svg:x2="15.24cm" svg:y2="14.506cm" draw:start-shape="id7" draw:end-shape="id8" svg:d="M18542 12700v904h-3302v902" svg:viewBox="0 0 3303 1807">
          <text:p/>
        </draw:connector>
        <draw:connector draw:style-name="gr3" draw:text-style-name="P3" draw:layer="layout" svg:x1="16.256cm" svg:y1="3.175cm" svg:x2="18.542cm" svg:y2="6.604cm" draw:start-shape="id9" draw:start-glue-point="1" draw:end-shape="id7" draw:end-glue-point="0" svg:d="M16256 3175h2286v3429" svg:viewBox="0 0 2287 3430">
          <text:p/>
        </draw:connector>
        <draw:connector draw:style-name="gr3" draw:text-style-name="P3" draw:layer="layout" svg:x1="10.668cm" svg:y1="3.175cm" svg:x2="8.636cm" svg:y2="6.604cm" draw:start-shape="id9" draw:start-glue-point="3" draw:end-shape="id10" draw:end-glue-point="0" svg:d="M10668 3175h-2032v3429" svg:viewBox="0 0 2033 3430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03:33:40.597000000</meta:creation-date>
    <meta:editing-duration>PT4M3S</meta:editing-duration>
    <meta:editing-cycles>2</meta:editing-cycles>
    <meta:generator>LibreOffice/5.4.1.2$Windows_x86 LibreOffice_project/ea7cb86e6eeb2bf3a5af73a8f7777ac570321527</meta:generator>
    <dc:date>2018-01-08T04:09:10.322000000</dc:date>
    <meta:document-statistic meta:object-count="9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